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6a30" officeooo:paragraph-rsid="00036a30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36a30" officeooo:paragraph-rsid="0003ff36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3ff36" officeooo:paragraph-rsid="0003ff36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6a30" officeooo:paragraph-rsid="00036a30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036a30" officeooo:paragraph-rsid="00036a3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36a30" officeooo:paragraph-rsid="0003ff36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5ce06" officeooo:paragraph-rsid="0005ce06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6e93a" officeooo:paragraph-rsid="0006e93a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0ccd10" officeooo:paragraph-rsid="000ccd10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e93a" officeooo:paragraph-rsid="0006e93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ce06" officeooo:paragraph-rsid="0005ce0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6a3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ff36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80de1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98163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ae73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d1deb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80de1" officeooo:paragraph-rsid="00080de1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98163" officeooo:paragraph-rsid="0009816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98163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ae73d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d1deb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fdc5" officeooo:paragraph-rsid="000dfdc5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88e5" officeooo:paragraph-rsid="000f88e5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dfdc5" officeooo:paragraph-rsid="000dfdc5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f88e5" officeooo:paragraph-rsid="000f88e5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1111e" officeooo:paragraph-rsid="0011111e" style:font-size-asian="14pt" style:font-weight-asian="normal" style:font-size-complex="16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6a30" style:font-size-asian="14pt" style:font-size-complex="16pt"/>
    </style:style>
    <style:style style:name="T3" style:family="text">
      <style:text-properties officeooo:rsid="00098163"/>
    </style:style>
    <style:style style:name="T4" style:family="text">
      <style:text-properties officeooo:rsid="000ae73d"/>
    </style:style>
    <style:style style:name="T5" style:family="text">
      <style:text-properties officeooo:rsid="000d1deb"/>
    </style:style>
    <style:style style:name="T6" style:family="text">
      <style:text-properties style:text-underline-style="none" fo:font-weight="normal" officeooo:rsid="000d1deb" style:font-weight-asian="normal" style:font-weight-complex="normal"/>
    </style:style>
    <style:style style:name="T7" style:family="text">
      <style:text-properties officeooo:rsid="000df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mulários HTML 5</text:p>
      <text:p text:style-name="P1"/>
      <text:p text:style-name="P2"><text:tab/><text:span text:style-name="T1">Tag= &lt;form&gt; (realiza a abertura do formulário na página HTML</text:span></text:p>
      <text:p text:style-name="P3"><text:span text:style-name="T1">o atributo action dentro da tag </text:span><text:span text:style-name="T2">&lt;form&gt;</text:span><text:span text:style-name="T1"> e utilizado para determina a ação após o submit “clicar em enviar” preencher com nome do programa receptivo</text:span></text:p>
      <text:p text:style-name="P6">dentro da tag &lt;form&gt; temos atributos como o “action” que determina a ação após o clique no submit Obs.: inserir o nome do programa</text:p>
      <text:p text:style-name="P5"/>
      <text:p text:style-name="P13">&lt;label&gt;</text:p>
      <text:p text:style-name="P13"/>
      <text:p text:style-name="P5">Realiza a ligação entre o título e a caixa de entrada de dados </text:p>
      <text:p text:style-name="P5">Sempre inserir o ID: no atributo “for” dentro do &lt;label&gt;</text:p>
      <text:p text:style-name="P5"/>
      <text:p text:style-name="P3"><text:span text:style-name="T1">atributo “for” dentro de </text:span><text:span text:style-name="T2">&lt;label&gt;</text:span><text:span text:style-name="T1"> inserir o ‘id’ ou ‘name’ do (input) </text:span></text:p>
      <text:p text:style-name="P5"/>
      <text:p text:style-name="P12">Obs.:</text:p>
      <text:p text:style-name="P5">Para linguagem PHP e preciso que todo input tenha um nome </text:p>
      <text:p text:style-name="P5">e para linhaguem javascript será utilizado o ID do input</text:p>
      <text:p text:style-name="P5"/>
      <text:p text:style-name="P5">Dentro da tag &lt;form&gt; e possível utilizar o atributo “autocomplete” ON ou OFF</text:p>
      <text:p text:style-name="P5"/>
      <text:p text:style-name="P5"/>
      <text:p text:style-name="P11">Método</text:p>
      <text:p text:style-name="P7"/>
      <text:p text:style-name="P7">GET= <text:s/>utilizar quando os dados não forem secretos; informações do formulário ficam expostas na URL e tem um limite de 3000 byte ou 3000 letras</text:p>
      <text:p text:style-name="P7"/>
      <text:p text:style-name="P7">POST= utilizado para envios de arquivos e dados secretos mais se forem senhas e cartões de créditos utilizar https</text:p>
      <text:p text:style-name="P7"/>
      <text:p text:style-name="P10">Atributos de obrigatoriedade dentro do &lt;input&gt;</text:p>
      <text:p text:style-name="P8"/>
      <text:p text:style-name="P8">(required) determina a obrigatoriedade do preenchimento do &lt;input&gt; a o qual foi atribuído </text:p>
      <text:p text:style-name="P10"/>
      <text:p text:style-name="P10"><text:soft-page-break/>Atributos <text:span text:style-name="T4">(minlength e maxlength)</text:span> dentro de &lt;input&gt; máximo e mínimo</text:p>
      <text:p text:style-name="P8"/>
      <text:p text:style-name="P8"/>
      <text:p text:style-name="P8">mínimos de letras obrigatórias utilizar (minlength)</text:p>
      <text:p text:style-name="P8">Máximo de caracteres obrigatórios utilizar (maxlength)</text:p>
      <text:p text:style-name="P9">para valores em numeros utilizar (min) e (max)</text:p>
      <text:p text:style-name="P8"/>
      <text:p text:style-name="P14">Atributos <text:span text:style-name="T4">(size)</text:span> dentro de &lt;input&gt; tamanho de caixa</text:p>
      <text:p text:style-name="P14"/>
      <text:p text:style-name="P18">Utilizar o atributo size o mesmo determina o tamanho pela quantidade que caracteres exemplo (SIZE “10”)</text:p>
      <text:p text:style-name="P18"/>
      <text:p text:style-name="P15">Atributos <text:span text:style-name="T4">(placeholder)</text:span> dentro de &lt;input&gt; <text:span text:style-name="T3">identificação da caixa</text:span></text:p>
      <text:p text:style-name="P15"/>
      <text:p text:style-name="P19">utilizar o atributo (placeholder) para iserir um nome dentro da caixa do input</text:p>
      <text:p text:style-name="P20"/>
      <text:p text:style-name="P16">Atributos <text:span text:style-name="T4">(autocomplete)</text:span> dentro de &lt;input&gt; </text:p>
      <text:p text:style-name="P16"/>
      <text:p text:style-name="P21">Tem as opções de username para <text:s/>sugerir nomes salvos <text:s/></text:p>
      <text:p text:style-name="P21">E a opção de current password para sugerir senha aual</text:p>
      <text:p text:style-name="P21"/>
      <text:p text:style-name="P16">Atributos <text:span text:style-name="T4">(autocomplete)</text:span> dentro de &lt;<text:span text:style-name="T4">form</text:span>&gt;</text:p>
      <text:p text:style-name="P21"/>
      <text:p text:style-name="P21">Tem a opção de on e off </text:p>
      <text:p text:style-name="P21">Quando desligado para de sugerir nomes já digitados ou salvos no navegador</text:p>
      <text:p text:style-name="P21"/>
      <text:p text:style-name="P17">Atributos <text:span text:style-name="T4">(</text:span><text:span text:style-name="T5">STEP</text:span><text:span text:style-name="T4">)</text:span> dentro de &lt;input&gt;</text:p>
      <text:p text:style-name="P17"/>
      <text:p text:style-name="P17"><text:span text:style-name="T6">Utilizar quando o conteúdo for numérico para determina o passo de quanto em quanto será lançado.</text:span></text:p>
      <text:p text:style-name="P17"><text:span text:style-name="T6"/></text:p>
      <text:p text:style-name="P17"><text:span text:style-name="T5">&lt;</text:span><text:span text:style-name="T7">fieldset&gt;</text:span></text:p>
      <text:p text:style-name="P17"/>
      <text:p text:style-name="P25">Utilizar para agrupamento de dados ao ser inserido cria uma borda envolta do formulário que estiver envelopado dentro da tag.</text:p>
      <text:p text:style-name="P25"/>
      <text:p text:style-name="P23"><text:soft-page-break/>&lt;legend&gt;</text:p>
      <text:p text:style-name="P23"/>
      <text:p text:style-name="P25">Cria um título dentro da borda referente ao formulário.</text:p>
      <text:p text:style-name="P25"/>
      <text:p text:style-name="P24">&lt;input&gt; tipo rádio</text:p>
      <text:p text:style-name="P24"/>
      <text:p text:style-name="P26">Quando utilizado só pode ser escolhida uma opção.</text:p>
      <text:p text:style-name="P26">Dentro do mesmo fieldset as opções têm que ter o mesmo name</text:p>
      <text:p text:style-name="P27">lembra de inserir o atributo value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4:15:22.524000000</meta:creation-date>
    <dc:date>2023-02-03T16:46:58.301000000</dc:date>
    <meta:editing-duration>PT1H25M46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41" meta:word-count="401" meta:character-count="2434" meta:non-whitespace-character-count="2063"/>
  </office:meta>
</office:document-meta>
</file>